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EC70000281B83CB2D76.svm"/>
  <manifest:file-entry manifest:media-type="" manifest:full-path="Pictures/200000070000526000002D6047521F71.svm"/>
  <manifest:file-entry manifest:media-type="" manifest:full-path="Pictures/2000000700004F4700003C42A282B0C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1" svg:font-family="'Segoe UI'" style:font-family-generic="swiss"/>
    <style:font-face style:name="Arial1" svg:font-family="Arial, FreeSans, Helvetica, san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illeniaUPC" svg:font-family="Dilleni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>
      <style:table-properties style:width="16.933cm" table:align="left"/>
    </style:style>
    <style:style style:name="Таблица1.A" style:family="table-column">
      <style:table-column-properties style:column-width="2.692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10.742cm"/>
    </style:style>
    <style:style style:name="Таблица1.A1" style:family="table-cell">
      <style:table-cell-properties fo:padding-left="0.191cm" fo:padding-right="0.191cm" fo:padding-top="0cm" fo:padding-bottom="0cm" fo:border="0.018cm solid #000000"/>
    </style:style>
    <style:style style:name="Таблица1.A4" style:family="table-cell" style:data-style-name="N37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Таблица1.B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Frame_20_contents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0pt" fo:language="ru" fo:country="RU" style:font-size-asian="10pt" style:font-size-complex="10pt"/>
    </style:style>
    <style:style style:name="P6" style:family="paragraph" style:parent-style-name="Contents_20_Heading">
      <style:paragraph-properties>
        <style:tab-stops>
          <style:tab-stop style:position="17.591cm" style:type="right" style:leader-style="dotted" style:leader-text="."/>
        </style:tab-stops>
      </style:paragraph-properties>
    </style:style>
    <style:style style:name="P7" style:family="paragraph" style:parent-style-name="Обычный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language="ru" fo:country="RU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fo:font-style="italic" style:font-style-asian="italic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 style:list-style-name="L1">
      <style:text-properties fo:language="ru" fo:country="RU"/>
    </style:style>
    <style:style style:name="P13" style:family="paragraph" style:parent-style-name="Standard">
      <style:paragraph-properties fo:text-align="start" style:justify-single-word="false"/>
      <style:text-properties fo:language="ru" fo:country="RU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text-properties fo:font-size="10pt" fo:language="ru" fo:country="RU" style:font-size-asian="10pt" style:font-size-complex="10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text-properties style:font-name="Courier New" fo:font-size="10pt" fo:language="ru" fo:country="RU" style:font-size-asian="10pt" style:font-size-complex="10pt"/>
    </style:style>
    <style:style style:name="P18" style:family="paragraph" style:parent-style-name="Heading_20_2">
      <style:text-properties fo:language="ru" fo:country="RU"/>
    </style:style>
    <style:style style:name="P19" style:family="paragraph" style:parent-style-name="Heading_20_2">
      <style:paragraph-properties fo:break-before="page"/>
      <style:text-properties fo:language="ru" fo:country="RU"/>
    </style:style>
    <style:style style:name="P20" style:family="paragraph" style:parent-style-name="Heading_20_3">
      <style:text-properties fo:language="ru" fo:country="RU"/>
    </style:style>
    <style:style style:name="P21" style:family="paragraph" style:parent-style-name="Рис.">
      <style:text-properties fo:language="ru" fo:country="RU"/>
    </style:style>
    <style:style style:name="P22" style:family="paragraph" style:parent-style-name="Text_20_body">
      <style:text-properties fo:language="ru" fo:country="RU"/>
    </style:style>
    <style:style style:name="P23" style:family="paragraph" style:parent-style-name="Text_20_body" style:list-style-name="L2">
      <style:text-properties fo:language="ru" fo:country="RU"/>
    </style:style>
    <style:style style:name="P24" style:family="paragraph" style:parent-style-name="Text_20_body">
      <style:paragraph-properties fo:text-align="start" style:justify-single-word="false"/>
      <style:text-properties fo:language="ru" fo:country="RU"/>
    </style:style>
    <style:style style:name="P25" style:family="paragraph" style:parent-style-name="Text_20_body">
      <style:text-properties fo:language="ru" fo:country="RU" fo:font-style="italic" style:font-style-asian="italic" style:font-style-complex="italic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ext_20_body">
      <style:text-properties style:font-name="Courier New" fo:font-size="10pt" fo:language="en" fo:country="US" style:font-size-asian="10pt" style:font-size-complex="10pt"/>
    </style:style>
    <style:style style:name="P28" style:family="paragraph" style:parent-style-name="Text_20_body">
      <style:paragraph-properties fo:margin-left="0cm" fo:margin-right="0cm" fo:text-indent="1.245cm" style:auto-text-indent="false"/>
      <style:text-properties style:font-name="Courier New" fo:font-size="10pt" fo:language="en" fo:country="US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ru" style:country-asian="RU" style:language-complex="ar" style:country-complex="SA"/>
    </style:style>
    <style:style style:name="T3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language-asian="ru" style:country-asian="RU" style:language-complex="ar" style:country-complex="SA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color="#326ca6" style:font-name="Arial1" fo:font-size="14pt" fo:language="ru" fo:country="RU" style:font-size-asian="14pt" style:font-size-complex="14pt"/>
    </style:style>
    <style:style style:name="T10" style:family="text">
      <style:text-properties fo:font-size="10pt" fo:language="ru" fo:country="RU" style:font-size-asian="10pt" style:font-size-complex="10pt"/>
    </style:style>
    <style:style style:name="T11" style:family="text">
      <style:text-properties fo:font-size="10pt" fo:language="uk" fo:country="UA" style:font-size-asian="10pt" style:font-size-complex="10pt"/>
    </style:style>
    <style:style style:name="T12" style:family="text">
      <style:text-properties fo:font-size="10pt" fo:language="en" fo:country="US" style:font-size-asian="10pt" style:font-size-complex="10pt"/>
    </style:style>
    <style:style style:name="T13" style:family="text">
      <style:text-properties style:font-name="Segoe UI" style:font-name-asian="Segoe UI" style:font-name-complex="Segoe UI"/>
    </style:style>
    <style:style style:name="T14" style:family="text">
      <style:text-properties fo:language="uk" fo:country="UA"/>
    </style:style>
    <style:style style:name="T15" style:family="text">
      <style:text-properties style:font-name="Times New Roman" style:font-name-asian="Segoe UI" style:font-name-complex="Segoe UI"/>
    </style:style>
    <style:style style:name="T16" style:family="text">
      <style:text-properties style:font-name="Times New Roman" fo:language="ru" fo:country="RU" style:font-name-asian="Segoe UI" style:font-name-complex="Segoe UI"/>
    </style:style>
    <style:style style:name="T17" style:family="text">
      <style:text-properties style:font-name="Times New Roman" fo:language="en" fo:country="US" style:font-name-asian="Segoe UI" style:font-name-complex="Segoe UI"/>
    </style:style>
    <style:style style:name="T18" style:family="text">
      <style:text-properties style:font-name="Courier New" fo:font-size="10pt" style:font-size-asian="10pt" style:font-size-complex="10pt"/>
    </style:style>
    <style:style style:name="T19" style:family="text">
      <style:text-properties style:font-name="Courier New" fo:font-size="10pt" fo:language="en" fo:country="US" style:font-size-asian="10pt" style:font-size-complex="10pt"/>
    </style:style>
    <style:style style:name="fr1" style:family="graphic" style:parent-style-name="Graphics">
      <style:graphic-properties style:wrap="parallel" style:number-wrapped-paragraphs="no-limit" style:vertical-pos="top" style:vertical-rel="page-content" style:horizontal-pos="righ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3" style:family="graphic" style:parent-style-name="Graphics">
      <style:graphic-properties fo:margin-top="0cm" fo:margin-bottom="0.4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–">
        <style:list-level-properties/>
        <style:text-properties style:font-name="OpenSymbol"/>
      </text:list-level-style-bullet>
      <text:list-level-style-bullet text:level="2" text:style-name="WW_5f_CharLFO1LVL2" text:bullet-char="–">
        <style:list-level-properties/>
        <style:text-properties style:font-name="OpenSymbol"/>
      </text:list-level-style-bullet>
      <text:list-level-style-bullet text:level="3" text:style-name="WW_5f_CharLFO1LVL3" text:bullet-char="–">
        <style:list-level-properties/>
        <style:text-properties style:font-name="OpenSymbol"/>
      </text:list-level-style-bullet>
      <text:list-level-style-bullet text:level="4" text:style-name="WW_5f_CharLFO1LVL4" text:bullet-char="–">
        <style:list-level-properties/>
        <style:text-properties style:font-name="OpenSymbol"/>
      </text:list-level-style-bullet>
      <text:list-level-style-bullet text:level="5" text:style-name="WW_5f_CharLFO1LVL5" text:bullet-char="–">
        <style:list-level-properties/>
        <style:text-properties style:font-name="OpenSymbol"/>
      </text:list-level-style-bullet>
      <text:list-level-style-bullet text:level="6" text:style-name="WW_5f_CharLFO1LVL6" text:bullet-char="–">
        <style:list-level-properties/>
        <style:text-properties style:font-name="OpenSymbol"/>
      </text:list-level-style-bullet>
      <text:list-level-style-bullet text:level="7" text:style-name="WW_5f_CharLFO1LVL7" text:bullet-char="–">
        <style:list-level-properties/>
        <style:text-properties style:font-name="OpenSymbol"/>
      </text:list-level-style-bullet>
      <text:list-level-style-bullet text:level="8" text:style-name="WW_5f_CharLFO1LVL8" text:bullet-char="–">
        <style:list-level-properties/>
        <style:text-properties style:font-name="OpenSymbol"/>
      </text:list-level-style-bullet>
      <text:list-level-style-bullet text:level="9" text:style-name="WW_5f_CharLFO1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Врезка3" text:anchor-type="paragraph" svg:width="6.996cm" style:rel-width="scale" svg:height="1.609cm" style:rel-height="scale" draw:z-index="2"><draw:text-box><text:p text:style-name="Frame_20_contents"><text:span text:style-name="Основной_20_шрифт_20_абзаца"><text:span text:style-name="T1">Версия: <text:s/></text:span></text:span><text:span text:style-name="Основной_20_шрифт_20_абзаца"><text:span text:style-name="T6">3.0</text:span></text:span><text:span text:style-name="Основной_20_шрифт_20_абзаца"><text:span text:style-name="T1"> </text:span></text:span><text:span text:style-name="Основной_20_шрифт_20_абзаца"><text:span text:style-name="T6">draft</text:span></text:span></text:p><text:p text:style-name="P1">Автор: <text:s text:c="2"/>Леся Пуховая, Сергей Околот</text:p></draw:text-box></draw:frame><text:span text:style-name="Основной_20_шрифт_20_абзаца"><text:span text:style-name="T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Основной_20_шрифт_20_абзаца"><text:span text:style-name="T8">Проект </text:span></text:span><text:a xlink:type="simple" xlink:href="https://jira.inttrust.ru:8443/browse/CMFIVE" office:target-frame-name="_top" xlink:show="replace"><text:span text:style-name="Основной_20_шрифт_20_абзаца"><text:span text:style-name="T9">CompanyMedia 4/5</text:span></text:span></text:a></text:p>
      <text:p text:style-name="P2"/>
      <text:p text:style-name="P4"><text:span text:style-name="Основной_20_шрифт_20_абзаца"><text:span text:style-name="T8">Validation</text:span></text:span><text:span text:style-name="Основной_20_шрифт_20_абзаца"><text:span text:style-name="T8"> </text:span></text:span><text:span text:style-name="Основной_20_шрифт_20_абзаца"><text:span text:style-name="T8">API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Дата</text:p>
          </table:table-cell>
          <table:table-cell table:style-name="Таблица1.A1" office:value-type="string">
            <text:p text:style-name="P5">Автор</text:p>
          </table:table-cell>
          <table:table-cell table:style-name="Таблица1.A1" office:value-type="string">
            <text:p text:style-name="P5">Комментарий</text:p>
          </table:table-cell>
        </table:table-row>
        <table:table-row>
          <table:table-cell table:style-name="Таблица1.A1" office:value-type="string">
            <text:p text:style-name="P5">14.02.2014</text:p>
          </table:table-cell>
          <table:table-cell table:style-name="Таблица1.A1" office:value-type="string">
            <text:p text:style-name="P5">Сергей Околот, Леся Пуховая</text:p>
          </table:table-cell>
          <table:table-cell table:style-name="Таблица1.A1" office:value-type="string">
            <text:p text:style-name="P5">Исходная версия</text:p>
          </table:table-cell>
        </table:table-row>
        <table:table-row>
          <table:table-cell table:style-name="Таблица1.A1" office:value-type="string">
            <text:p text:style-name="P5">20.02.2014</text:p>
          </table:table-cell>
          <table:table-cell table:style-name="Таблица1.A1" office:value-type="string">
            <text:p text:style-name="P5">Леся Пуховая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10">Validable переименован в </text:span></text:span><text:span text:style-name="Основной_20_шрифт_20_абзаца"><text:span text:style-name="T10">CanBeValidate; добавл</text:span></text:span><text:span text:style-name="Основной_20_шрифт_20_абзаца"><text:span text:style-name="T10">ены уточнения по </text:span></text:span><text:span text:style-name="Основной_20_шрифт_20_абзаца"><text:span text:style-name="T11">конфигурации валидаторов,</text:span></text:span><text:span text:style-name="Основной_20_шрифт_20_абзаца"><text:span text:style-name="T11"> и по использованию Message </text:span></text:span><text:span text:style-name="Основной_20_шрифт_20_абзаца"><text:span text:style-name="T12">r</text:span></text:span><text:span text:style-name="Основной_20_шрифт_20_абзаца"><text:span text:style-name="T11">esource</text:span></text:span><text:span text:style-name="Основной_20_шрифт_20_абзаца"><text:span text:style-name="T12"> p</text:span></text:span><text:span text:style-name="Основной_20_шрифт_20_абзаца"><text:span text:style-name="T11">rovider в клиентской части</text:span></text:span></text:p>
          </table:table-cell>
        </table:table-row>
        <table:table-row>
          <table:table-cell table:style-name="Таблица1.A4" office:value-type="date" office:date-value="2014-03-13">
            <text:p text:style-name="P5">13.03.14</text:p>
          </table:table-cell>
          <table:table-cell table:style-name="Таблица1.B4" office:value-type="string">
            <text:p text:style-name="P5">Леся Пуховая</text:p>
          </table:table-cell>
          <table:table-cell table:style-name="Таблица1.B4" office:value-type="string">
            <text:p text:style-name="P5">Документ обновлен в соответствии с фактической реализацией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table-of-content text:style-name="Sect1" text:name="_TOC3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бычный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Обычный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Обычный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Обычный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Обычный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Обычный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Обычный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Обычный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Обычный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<text:span text:style-name="Основной_20_шрифт_20_абзаца"><text:span text:style-name="T1">Оглавление</text:span></text:span></text:p>
          <text:p text:style-name="P7">Назначение<text:tab/>2</text:p>
          <text:p text:style-name="P7">Client validation api<text:tab/>2</text:p>
          <text:p text:style-name="P7">Базовые компоненты<text:tab/>2</text:p>
          <text:p text:style-name="P7">Требование к другим компонентам приложения<text:tab/>3</text:p>
          <text:p text:style-name="P7">Последовательность выполнения проверки<text:tab/>3</text:p>
          <text:p text:style-name="P7">Server validation api<text:tab/>4</text:p>
          <text:p text:style-name="P7">Базовые компоненты<text:tab/>4</text:p>
          <text:p text:style-name="P7">Требование к другим компонентам приложения<text:tab/>4</text:p>
          <text:p text:style-name="P7">Последовательность выполнения проверки<text:tab/>4</text:p>
          <text:p text:style-name="P7">Определение зависимости валидаторов от бизнес логики<text:tab/>5</text:p>
          <text:p text:style-name="P7">Локализация<text:tab/>5</text:p>
        </text:index-body>
      </text:table-of-content>
      <text:p text:style-name="Standard"/>
      <text:p text:style-name="P2"/>
      <text:p text:style-name="P2"/>
      <text:p text:style-name="P2"/>
      <text:h text:style-name="P19" text:outline-level="2">Назначение</text:h>
      <text:p text:style-name="P2">Validation API предназначено для проверки корректности данных вводимых пользователем. Проверка данных осуществляется в 2 этапа:</text:p>
      <text:list xml:id="list2893974351772341811" text:style-name="L1">
        <text:list-item>
          <text:list>
            <text:list-item>
              <text:p text:style-name="P12">на клиентской стороне — проверка на соответствие доменной модели (напр. «not empty», «max/min width», «max/min value» etc. Правила проверки данных на уровне клиента описываются на уровне доменной модели и являются едиными для всех визуальных представлений атрибутов доменной модели.</text:p>
            </text:list-item>
            <text:list-item>
              <text:p text:style-name="P12"><text:s/>на серверной стороне — проверка на соответствие бизнес процессам и бизнес логики (напр. «данные доменной модели не противоречат друг другу» etc). Включает в себя простую и сложную (кастомную) валидацию.</text:p>
            </text:list-item>
          </text:list>
        </text:list-item>
      </text:list>
      <text:h text:style-name="P18" text:outline-level="2">Client validation api</text:h>
      <text:h text:style-name="P20" text:outline-level="3">Базовые компоненты</text:h>
      <text:p text:style-name="P2">Основные интерфейсы и классы клиентской части приведены на рис.1 и 2.</text:p>
      <text:p text:style-name="P2"/>
      <text:p text:style-name="P2"/>
      <text:p text:style-name="Text_20_body"><draw:frame draw:style-name="fr2" draw:name="Врезка1" text:anchor-type="paragraph" svg:width="16.997cm" style:rel-width="scale" svg:height="10.433cm" style:rel-height="scale" draw:z-index="0"><draw:text-box><text:p text:style-name="Рис.">Рис. 1: Основные интерфейсы и класы client validation api</text:p><text:p text:style-name="Рис."><draw:frame draw:style-name="fr4" draw:name="Графический объект1" text:anchor-type="paragraph" svg:x="0.243cm" svg:y="0.212cm" svg:width="16.459cm" svg:height="7.438cm" draw:z-index="4"><draw:image xlink:href="Pictures/2000000700005EC70000281B83CB2D76.svm" xlink:type="simple" xlink:show="embed" xlink:actuate="onLoad"/></draw:frame></text:p><text:p text:style-name="Рис."/><text:p text:style-name="Рис."/></draw:text-box></draw:frame><text:span text:style-name="Основной_20_шрифт_20_абзаца"><text:span text:style-name="T7">Dto – интерфейс, определяющий тип данных передаваемых на сервер </text:span></text:span><text:span text:style-name="Основной_20_шрифт_20_абзаца"><text:span text:style-name="T2">(уже существующий)</text:span></text:span><text:span text:style-name="Основной_20_шрифт_20_абзаца"><text:span text:style-name="T7">.</text:span></text:span></text:p>
      <text:p text:style-name="Standard"><text:span text:style-name="Основной_20_шрифт_20_абзаца"><text:span text:style-name="T7">Constraint – </text:span></text:span><text:span text:style-name="Основной_20_шрифт_20_абзаца"><text:span text:style-name="T2">описывает ограничения (правила валидации), налагаемые на поле доменного объекта. Состоит из типа валидации (simple, length, range etc) и параметров(например, начало и конец диапазона).</text:span></text:span></text:p>
      <text:p text:style-name="P2"><text:span text:style-name="T6"/></text:p>
      <text:p text:style-name="P2"><text:span text:style-name="T6">CanBeValidated – интерфейс </text:span>объекта, подлежащего валидации<text:span text:style-name="T6">. </text:span>Все виджеты реализуют этот интерфейс.<text:span text:style-name="T6"> </text:span>Содержит методы: <text:span text:style-name="T6">getValue() </text:span>- возвращает значения для валидации (например, строка введенная пользователем в <text:span text:style-name="T6">TextBox): getValidators() </text:span>- возвращает список валидаторов, применимых к данному объекту;<text:span text:style-name="T6"> showErrors(ValidationResult ) </text:span>и <text:span text:style-name="T6">clearErrors() </text:span>- используются <text:s/>для визуального отображения результатов валидации<text:span text:style-name="T6">.</text:span></text:p>
      <text:p text:style-name="P2"><text:span text:style-name="T6"/></text:p>
      <text:p text:style-name="P2"><text:soft-page-break/><text:span text:style-name="T6">Validator</text:span> – определяет тип валидаторов данных клиента. Определяется в виде компонента (@Component), что позволяет создавать экземпляр прямо на клиенте. Содержит метод validate, на вход которого подаются экземпляр класса, реализующий <text:span text:style-name="T6">CanBeValidated</text:span> <text:s/>(в частности, widget) и дополнительные данные, которые могут понадобиться для проверки. Валидатор позволяет изменить внешний вид widget, вызвав метод <text:span text:style-name="T6">showErrors </text:span>или <text:span text:style-name="T6">clearErrors</text:span> в зависимости от результата проверки.</text:p>
      <text:p text:style-name="P2"/>
      <text:p text:style-name="P2">Simple<text:span text:style-name="T6">Validator</text:span> – простейшая реализация интерфейса <text:span text:style-name="T6">Validator</text:span>, позволяющая проводить валидацию данных по заранее предопределенным словам ("not-empty", "integer", "positive-int" etc) или по регулярному выражению.</text:p>
      <text:p text:style-name="P14">RangeValidator – <text:span text:style-name="T1">валидатор диапазона значений. </text:span></text:p>
      <text:p text:style-name="P14">LengthValidator – <text:span text:style-name="T1">валидатор длины. Длина может проверяться на точное совпадение с <text:s/>заданным значением, либо на соответствие минимальному и/или максимальному значению.</text:span></text:p>
      <text:p text:style-name="P14">ScakeAndPresionValidator - <text:span text:style-name="T1">в</text:span>алидатор масштаба и точности <text:span text:style-name="T1">для</text:span> числа с плавающей запятой.</text:p>
      <text:p text:style-name="P14"/>
      <text:p text:style-name="P2">Всем реализациям валидатора в конструктор передается объект <text:span text:style-name="T6">Constraint, </text:span>из которого они извлекают необходимые параметры проверки.</text:p>
      <text:p text:style-name="P14"/>
      <text:p text:style-name="P16"><text:span text:style-name="T1">Иногда возникает неоходимость осуществлять валидацию посредством асинхронного вызова сервера </text:span><text:s/><text:span text:style-name="T13"><text:s/>(</text:span><text:span text:style-name="T15">например</text:span><text:span text:style-name="T13">, </text:span><text:span text:style-name="T15">даты в часовых поясах Олсона</text:span><text:span text:style-name="T16">). В таких случаях класс валидатора также реализует общий интерфейс </text:span><text:span text:style-name="T17">Validator. </text:span><text:span text:style-name="T16">В методе </text:span><text:span text:style-name="T17">validate() </text:span><text:span text:style-name="T16">необходимо вызвать нужную серверную команду и определить <text:s/></text:span><text:span text:style-name="T17">AsyncCallback. </text:span><text:span text:style-name="T16">Необходимо реализовать </text:span><text:span text:style-name="T17">validationRequest (Dto)</text:span><text:span text:style-name="T16"> и </text:span><text:span text:style-name="T17">Handler</text:span><text:span text:style-name="T16">, специфический для данной валидации.</text:span></text:p>
      <text:p text:style-name="P2"/>
      <text:p text:style-name="Standard"><draw:frame draw:style-name="fr3" draw:name="Графический объект3" text:anchor-type="paragraph" svg:x="0.159cm" svg:y="0cm" svg:width="16.676cm" svg:height="9.363cm" draw:z-index="3"><draw:image xlink:href="Pictures/200000070000526000002D6047521F71.svm" xlink:type="simple" xlink:show="embed" xlink:actuate="onLoad"/></draw:frame><text:span text:style-name="Основной_20_шрифт_20_абзаца"><text:span text:style-name="T1"/></text:span></text:p>
      <text:p text:style-name="P2"/>
      <text:p text:style-name="P21">Рис. <text:span text:style-name="T6">2</text:span>: Основные интерфейсы и класы client validation api <text:span text:style-name="T6"><text:s/>(</text:span>продолжение<text:span text:style-name="T6">)</text:span></text:p>
      <text:p text:style-name="P2"/>
      <text:p text:style-name="P2">ValidationResult – содержит информацию о результатах проверки (список объектов ValidationMessage), и имеет ряд вспомогательных методов (addError, addWarning, hasError, isEmpty etc). </text:p>
      <text:p text:style-name="P2"/>
      <text:p text:style-name="P2">ValidationMessage – сообщение результата проверки. Содержит непосредственно текст <text:soft-page-break/>сообщения и уровень ошибки (SEVERITY, WARNING, <text:span text:style-name="T6">INFO</text:span>).</text:p>
      <text:p text:style-name="P2"><text:span text:style-name="T6">Severity</text:span> – <text:s/>внутренний <text:span text:style-name="T6">enum, </text:span>определяет уровень сообщения: ошибка, предупреждение etc.</text:p>
      <text:p text:style-name="P2"/>
      <text:h text:style-name="P20" text:outline-level="3">Требования к другим компонентам приложения</text:h>
      <text:p text:style-name="P16"><text:span text:style-name="T1">Б</text:span><text:span text:style-name="T5">о</text:span><text:span text:style-name="T1">льшую часть необходимых проверок можно определить из конфигурации полей доменного объекта. В эту группу входят: проверка на обязательное заполнения <text:s/>поля, проверка максимальной длины для текстового поля, проверка числового формата для </text:span><text:span text:style-name="T6">LongField </text:span><text:span text:style-name="T1">и</text:span><text:span text:style-name="T6"> DecimalField, </text:span><text:span text:style-name="T1">проверка масштаба и точности для </text:span><text:span text:style-name="T6">DecimalField.</text:span><text:span text:style-name="T1"><text:line-break/></text:span></text:p>
      <text:p text:style-name="Standard"><text:span text:style-name="T1">Для более сложных проверок при описании доменной модели, для ее полей, необходимо добавить тэг constraints, в котором перечислить все дополнительные правила проверки для атрибута, например:</text:span></text:p>
      <text:p text:style-name="Standard"><text:span text:style-name="T1"/></text:p>
      <text:p text:style-name="P17"><text:s text:c="5"/>&lt;domain-object-type name="country" initial-status="Active"&gt;</text:p>
      <text:p text:style-name="P17"><text:s text:c="8"/>&lt;fields&gt;</text:p>
      <text:p text:style-name="P17"><text:s text:c="12"/>&lt;string name="name" length="128"&gt;</text:p>
      <text:p text:style-name="P17"><text:s text:c="12"/><text:tab/>&lt;constraints&gt;</text:p>
      <text:p text:style-name="P17"><text:tab/><text:tab/><text:tab/><text:tab/>&lt;simple-constraint value="not-empty"/&gt;</text:p>
      <text:p text:style-name="P17"><text:s text:c="18"/><text:tab/>&lt;simple-constraint value="^[^0-9]*$"/&gt;</text:p>
      <text:p text:style-name="P17"><text:s text:c="12"/><text:tab/>&lt;/constraints&gt;</text:p>
      <text:p text:style-name="P17"><text:s text:c="12"/>&lt;/string&gt;</text:p>
      <text:p text:style-name="P17"><text:s text:c="12"/>&lt;date-time name="independence_day"&gt;</text:p>
      <text:p text:style-name="P17"><text:s text:c="12"/><text:tab/>&lt;constraints&gt;</text:p>
      <text:p text:style-name="P17"><text:s text:c="18"/><text:tab/>&lt;date-range start="01.01.<text:span text:style-name="T6">1990</text:span>" end="<text:span text:style-name="T6">31</text:span>.<text:span text:style-name="T6">12</text:span>.2014"/&gt;</text:p>
      <text:p text:style-name="P17"><text:s text:c="12"/><text:tab/>&lt;/constraints&gt;</text:p>
      <text:p text:style-name="P17"><text:s text:c="12"/>&lt;/date-time&gt;</text:p>
      <text:p text:style-name="P17"><text:s text:c="12"/>&lt;long name="population"&gt;</text:p>
      <text:p text:style-name="P17"><text:s text:c="12"/><text:tab/>&lt;constraints&gt;</text:p>
      <text:p text:style-name="P17"><text:s text:c="18"/><text:tab/>&lt;int-range start="100<text:span text:style-name="T6">0</text:span>"/&gt;</text:p>
      <text:p text:style-name="P17"><text:s text:c="12"/><text:tab/>&lt;/constraints&gt;</text:p>
      <text:p text:style-name="P17"><text:s text:c="12"/>&lt;/long&gt; <text:s text:c="10"/></text:p>
      <text:p text:style-name="P17"><text:tab/><text:tab/>&lt;string name="description" length="1024"&gt;<text:tab/><text:tab/></text:p>
      <text:p text:style-name="P17"><text:tab/><text:tab/><text:tab/>&lt;constraints&gt;</text:p>
      <text:p text:style-name="P17"><text:tab/><text:tab/><text:tab/><text:tab/>&lt;length min-value="10"/&gt;<text:tab/><text:tab/><text:tab/><text:tab/><text:tab/></text:p>
      <text:p text:style-name="P17"><text:s text:c="16"/><text:tab/>&lt;/constraints&gt;</text:p>
      <text:p text:style-name="P17"><text:tab/><text:tab/>&lt;/string&gt;</text:p>
      <text:p text:style-name="P17"><text:s text:c="12"/>&lt;!-- остальные поля --&gt;</text:p>
      <text:p text:style-name="P17"><text:s text:c="8"/>&lt;/fields&gt;</text:p>
      <text:p text:style-name="P17"><text:tab/><text:tab/>...</text:p>
      <text:p text:style-name="P17"><text:tab/>&lt;/domain-object-type&gt;</text:p>
      <text:p text:style-name="P2"/>
      <text:p text:style-name="P3">Для поддержки новых тэгов испоользуются классы ConstraintsConfig, ConstraintConfig (абстрактный) и классы для конфигов разных типов валидации, которые наследуются от ConstraintConfig. <text:s/>Каждый такой конфиг <text:span text:style-name="T14">определяет список</text:span> сonstraint<text:span text:style-name="T6">s. </text:span>В класс <text:span text:style-name="T6">FieldConfig </text:span>и <text:s/>некоторые его подклассы также добвлен метод <text:span text:style-name="T6">getConstraints(), </text:span>который возвращает объединенный список <text:s/>ограничений неявно заданных типом поля <text:s/>и ограничений заданных пользователем в аттрибутах поля и в тэгах <text:span text:style-name="T18">&lt;constraints&gt;</text:span> <text:s/>Это позволяет получить список необходимых <text:s/>валидаторов на этапе инициализации виджетов .</text:p>
      <text:p text:style-name="P3"/>
      <text:p text:style-name="Standard"><text:span text:style-name="Основной_20_шрифт_20_абзаца"><text:span text:style-name="T1">Каждый widget для поддержки валидации данных на стороне клиента должен реализовать интерфейс </text:span></text:span><text:s/>CanBeValidated <text:span text:style-name="Основной_20_шрифт_20_абзаца"><text:span text:style-name="T1">и содержать метод get</text:span></text:span><text:span text:style-name="Основной_20_шрифт_20_абзаца"><text:span text:style-name="T6">Validators</text:span></text:span><text:span text:style-name="Основной_20_шрифт_20_абзаца"><text:span text:style-name="T1">, который возвращает коллекцию валидаторов, применимых к данному виджету в соответствии с заданными </text:span></text:span><text:span text:style-name="Основной_20_шрифт_20_абзаца"><text:span text:style-name="T14">ограничениями </text:span></text:span><text:span text:style-name="Основной_20_шрифт_20_абзаца"><text:span text:style-name="T6">(constraints).</text:span></text:span></text:p>
      <text:p text:style-name="P24"><text:span text:style-name="Основной_20_шрифт_20_абзаца">В виджеты также добавлены методы showErrors (выводит сообщение и/или каким-либо способом изменяет вид виджета сигнализируя об ошибке) и clearErrors (возвращает виджет к обычному виду).</text:span></text:p>
      <text:h text:style-name="P20" text:outline-level="3"><text:soft-page-break/>Последовательность выполнения проверки</text:h>
      <text:p text:style-name="P9">На уровне виджетов</text:p>
      <text:p text:style-name="P8">В обработчике определенного события (например, потеря фокуса) выполняется проверка всех constraint, и если обнаружатся ошибки, изменяется вид виджета. Если введенное значение корректно, виджет отображается в нормальном виде.</text:p>
      <text:p text:style-name="P8"/>
      <text:p text:style-name="P9">На уровне <text:s/>Действий</text:p>
      <text:p text:style-name="Text_20_body"><text:span text:style-name="Основной_20_шрифт_20_абзаца"><text:span text:style-name="T1">По умолчанию считается, что все Action в приложении подлежат немедленному исполнению, без валидации данных. Флажок-признак необходимости валидации задается в конфигурации </text:span></text:span><text:span text:style-name="Основной_20_шрифт_20_абзаца"><text:span text:style-name="T6">action </text:span></text:span><text:span text:style-name="Основной_20_шрифт_20_абзаца"><text:span text:style-name="T14">с помшощью атрибута </text:span></text:span><text:span text:style-name="Основной_20_шрифт_20_абзаца"><text:span text:style-name="T6">validate (</text:span></text:span><text:span text:style-name="Основной_20_шрифт_20_абзаца"><text:span text:style-name="T14">по умолчанию </text:span></text:span><text:span text:style-name="Основной_20_шрифт_20_абзаца"><text:span text:style-name="T6">false</text:span></text:span><text:span text:style-name="Основной_20_шрифт_20_абзаца"><text:span text:style-name="T14">), либо устанавливается в ActionConfigBuilder-е.</text:span></text:span><text:span text:style-name="Основной_20_шрифт_20_абзаца"><text:span text:style-name="T1"> Если для Action необходима валидация данных, он вызывает утилитный метод вспомогательного класса, на вход которого передается плагин, которому принадлежит данный Action. Метод перебирает все widget, которые содержит плагин, с учетом вложенности</text:span></text:span></text:p>
      <text:list xml:id="list1944553419974365160" text:style-name="L2">
        <text:list-header>
          <text:p text:style-name="P23"/>
          <text:p text:style-name="P23">Для каждого виджета вызывается метод get<text:span text:style-name="T6">Validator</text:span>s(). Для каждого возвращенного валидатора <text:s/>вызывается мето validate(), который осуществляет проверку данных и, при необходимости, изменяет визуальное представления widget и формирует сообщения, дружественные пользователю.</text:p>
        </text:list-header>
      </text:list>
      <text:h text:style-name="P18" text:outline-level="2">Server validation api</text:h>
      <text:h text:style-name="P20" text:outline-level="3">Базовые компоненты</text:h>
      <text:p text:style-name="P8">Основные интерфейсы и классы server validation api приведены на рис.3</text:p>
      <text:p text:style-name="Рис."><draw:frame draw:style-name="fr2" draw:name="Врезка2" text:anchor-type="paragraph" svg:width="16.967cm" style:rel-width="scale" svg:height="10.126cm" style:rel-height="scale" draw:z-index="1"><draw:text-box><text:p text:style-name="Рис."><draw:frame draw:style-name="fr4" draw:name="Графический объект2" text:anchor-type="paragraph" svg:x="0.212cm" svg:y="0cm" svg:width="15.776cm" svg:height="10.126cm" draw:z-index="5"><draw:image xlink:href="Pictures/2000000700004F4700003C42A282B0C4.svm" xlink:type="simple" xlink:show="embed" xlink:actuate="onLoad"/></draw:frame><text:span text:style-name="Основной_20_шрифт_20_абзаца"><text:span text:style-name="T2"/></text:span></text:p><text:p text:style-name="Рис."/><text:p text:style-name="Рис."/><text:p text:style-name="Рис."/><text:p text:style-name="Рис."/><text:p text:style-name="Рис."/><text:p text:style-name="Рис."/><text:p text:style-name="Рис."/><text:p text:style-name="Рис."/><text:p text:style-name="Рис."/></draw:text-box></draw:frame><text:span text:style-name="Основной_20_шрифт_20_абзаца"><text:span text:style-name="T2"/></text:span></text:p>
      <text:p text:style-name="Рис."><text:span text:style-name="Основной_20_шрифт_20_абзаца"><text:span text:style-name="T2">Рис. 3: Основные интерфейсы и классы server validation api</text:span></text:span></text:p>
      <text:p text:style-name="Text_20_body"><text:soft-page-break/><text:span text:style-name="Основной_20_шрифт_20_абзаца"><text:span text:style-name="T2"/></text:span></text:p>
      <text:p text:style-name="P8">Здесь описываем только новые сущности</text:p>
      <text:p text:style-name="P26">ValidationException – exception, <text:span text:style-name="T14">котор</text:span><text:span text:style-name="T1">ый выбрасывается при обнаружении ошибок валидации. </text:span></text:p>
      <text:p text:style-name="P8">ServerValidator – интерфейс определяющий тип валидатора данных на соответствие бизнес процессам и бизнес логике. Включает метод <text:span text:style-name="T6">init(ActionContext context) </text:span>и <text:span text:style-name="T6">validate(Dto dto).</text:span></text:p>
      <text:p text:style-name="P26">SimpleValidator, RangeValidator, LengthValidator, ScaleAndPrecisionValidator – <text:span text:style-name="T1">простые реализации серверного валидатора.</text:span></text:p>
      <text:p text:style-name="Text_20_body"><text:span text:style-name="Основной_20_шрифт_20_абзаца"><text:span text:style-name="T1">Кастомные валидаторы, предоставляемые пользователем для сложной серверной валидации, <text:s/>должны реализовать интерфейс ServerValidator так же, как и обычные валидаторы,. Информация о классах кастомных валидаторов предоставляется в </text:span></text:span><text:span text:style-name="Основной_20_шрифт_20_абзаца"><text:span text:style-name="T1">к</text:span></text:span><text:span text:style-name="Основной_20_шрифт_20_абзаца"><text:span text:style-name="T1">онфигурационном файле</text:span></text:span><text:span text:style-name="Основной_20_шрифт_20_абзаца"><text:span text:style-name="T6">.</text:span></text:span></text:p>
      <text:p text:style-name="P27">&lt;validators&gt;</text:p>
      <text:p text:style-name="P28">&lt;validator class=”fully-qualified class name” widget-id=”widget-id” /&gt;</text:p>
      <text:p text:style-name="Text_20_body"><text:span text:style-name="Основной_20_шрифт_20_абзаца"><text:span text:style-name="T19">&lt;/validators&gt;</text:span></text:span></text:p>
      <text:p text:style-name="Text_20_body"><text:span text:style-name="Основной_20_шрифт_20_абзаца"><text:span text:style-name="T1">Тэги валидаторов объявляются внутри тэгов </text:span></text:span><text:span text:style-name="Основной_20_шрифт_20_абзаца"><text:span text:style-name="T6">&lt;action&gt;.</text:span></text:span></text:p>
      <text:p text:style-name="Text_20_body"><text:span text:style-name="Основной_20_шрифт_20_абзаца"><text:span text:style-name="T1">Интерфейс ServerValidator применим к любым Dto, но на начальном этапе будем валидировать только </text:span></text:span><text:span text:style-name="Основной_20_шрифт_20_абзаца"><text:span text:style-name="T6">WidgetState</text:span></text:span><text:span text:style-name="Основной_20_шрифт_20_абзаца"><text:span text:style-name="T14">.</text:span></text:span></text:p>
      <text:p text:style-name="P26"/>
      <text:h text:style-name="P20" text:outline-level="3">Требование к другим компонентам приложения</text:h>
      <text:p text:style-name="P8">ActionConfig — содержит перечень конфигураций валидаторов, которые должны быть вызваны при обработке данных на сервере.</text:p>
      <text:p text:style-name="P26">WidgetState —<text:span text:style-name="T1"> содержит список </text:span>constraints. </text:p>
      <text:h text:style-name="P20" text:outline-level="3">Последовательность выполнения проверки</text:h>
      <text:p text:style-name="P8">При обработке Action на сервере последовательно вызываются все зарегистрированные валидаторы (как обычные, так и кастомные), и результаты проверки накапливаются в ValidationResult. </text:p>
      <text:p text:style-name="P8">Получение простых валидаторов: итерируем по всем <text:span text:style-name="T14">об</text:span>ъектам <text:span text:style-name="T6">WidgetState, </text:span><text:span text:style-name="T14">полу</text:span>чаем список <text:s/><text:span text:style-name="T6">constraints </text:span>и создаем на их базе валидаторы. Получение сложных валидаторов: берем список <text:span text:style-name="T6">ValidatorConfig </text:span>из <text:span text:style-name="T6">ActionConfig </text:span>и создаем экземпляры валидаторов по указанным именам классов.</text:p>
      <text:p text:style-name="P8">После окончания всех проверок, в зависимости от состояния ValidationResult продолжается выполнение Action на сервере, или формируются дружественные для пользователя сообщения и отправляются на клиент, где они выводятся в отдельном модальном окне ошибок.</text:p>
      <text:p text:style-name="P25">Изменение внешнего вида индивидуальных виджетов в принципе возможно, но на данном этапе слишком трудоемко и не целесообразно до полноценной реализации Action API.</text:p>
      <text:h text:style-name="P18" text:outline-level="2">Определение зависимости валидаторов от бизнес логики</text:h>
      <text:p text:style-name="P8">В зависимости от бизнес состояния документа, часть валидаторов, как на серверной, так и на клиентской части, могут быть пропущены. Для этого при декларировании валидаторов предлагается добавить внутренний тег use, в котором перечислить условия использования валидатора. Например:</text:p>
      <text:p text:style-name="P2"><text:soft-page-break/>&lt;constraints&gt;</text:p>
      <text:p text:style-name="P2"><text:tab/>&lt;constraint component-name=”number.range” minValue=0 maxVal=1000&gt;</text:p>
      <text:p text:style-name="Standard"><text:span text:style-name="Основной_20_шрифт_20_абзаца"><text:span text:style-name="T1"><text:tab/><text:tab/>&lt;use </text:span></text:span><text:span text:style-name="Основной_20_шрифт_20_абзаца"><text:span text:style-name="T6">field</text:span></text:span><text:span text:style-name="Основной_20_шрифт_20_абзаца"><text:span text:style-name="T1">=”status” in=”DRAFT, APPROVED”/&gt;</text:span></text:span></text:p>
      <text:p text:style-name="P2"><text:tab/>&lt;/constraint&gt;</text:p>
      <text:p text:style-name="P2"><text:tab/>&lt;constraint component-name=”simple.constraint” reg-exp=”[/d]+”/&gt;</text:p>
      <text:p text:style-name="Text_20_body"><text:span text:style-name="Основной_20_шрифт_20_абзаца"><text:span text:style-name="T1">&lt;/</text:span></text:span><text:span text:style-name="Основной_20_шрифт_20_абзаца"><text:span text:style-name="T1">constraints</text:span></text:span><text:span text:style-name="Основной_20_шрифт_20_абзаца"><text:span text:style-name="T1">&gt;</text:span></text:span></text:p>
      <text:p text:style-name="P9">В первом варианте эта функциональность не предусматривается, но, возможно, понадобится в будущем, т.к. валидаторы (особенно кастомные) могут быть как угодно сложными.</text:p>
      <text:h text:style-name="P18" text:outline-level="2">Локализация</text:h>
      <text:p text:style-name="Text_20_body"><text:span text:style-name="Основной_20_шрифт_20_абзаца"><text:span text:style-name="T3">Примечание:</text:span></text:span><text:span text:style-name="Основной_20_шрифт_20_абзаца"><text:span text:style-name="T4"> в рамках данных требований локализация реализована лишь <text:s/>в объеме необходимом для самой валидации. Весь механизм локализации подлежит дальнейшему обсуждению и уточнению.</text:span></text:span></text:p>
      <text:p text:style-name="Text_20_body"><text:span text:style-name="Основной_20_шрифт_20_абзаца"><text:span text:style-name="T1">Для получения строковых ресурсов (в частности, сообщений об ошибках) используется класс </text:span></text:span><text:span text:style-name="Основной_20_шрифт_20_абзаца"><text:span text:style-name="T1">MessageResourceProvider со статическими методами</text:span></text:span></text:p>
      <text:p text:style-name="Text_20_body"><text:span text:style-name="Основной_20_шрифт_20_абзаца"><text:span text:style-name="T1"><text:tab/></text:span></text:span><text:span text:style-name="Основной_20_шрифт_20_абзаца"><text:span text:style-name="T1"><text:tab/></text:span></text:span><text:span text:style-name="Основной_20_шрифт_20_абзаца"><text:span text:style-name="T1">public static <text:s/>Map&lt;String, String&gt; getMessages(locale)</text:span></text:span><text:span text:style-name="Основной_20_шрифт_20_абзаца"><text:span text:style-name="T6">;</text:span></text:span></text:p>
      <text:p text:style-name="Text_20_body"><text:span text:style-name="Основной_20_шрифт_20_абзаца"><text:span text:style-name="T1"><text:tab/></text:span></text:span><text:span text:style-name="Основной_20_шрифт_20_абзаца"><text:span text:style-name="T1"><text:tab/>public static <text:s/>Map&lt;String, String&gt; getMessages()</text:span></text:span><text:span text:style-name="Основной_20_шрифт_20_абзаца"><text:span text:style-name="T6">;</text:span></text:span><text:span text:style-name="Основной_20_шрифт_20_абзаца"><text:span text:style-name="T1"> <text:s/>// </text:span></text:span><text:span text:style-name="Основной_20_шрифт_20_абзаца"><text:span text:style-name="T1">для</text:span></text:span><text:span text:style-name="Основной_20_шрифт_20_абзаца"><text:span text:style-name="T1"> </text:span></text:span><text:span text:style-name="Основной_20_шрифт_20_абзаца"><text:span text:style-name="T1">локали</text:span></text:span><text:span text:style-name="Основной_20_шрифт_20_абзаца"><text:span text:style-name="T1"> </text:span></text:span><text:span text:style-name="Основной_20_шрифт_20_абзаца"><text:span text:style-name="T1">по</text:span></text:span><text:span text:style-name="Основной_20_шрифт_20_абзаца"><text:span text:style-name="T1"> </text:span></text:span><text:span text:style-name="Основной_20_шрифт_20_абзаца"><text:span text:style-name="T1">умолчанию</text:span></text:span></text:p>
      <text:p text:style-name="Text_20_body"><text:span text:style-name="Основной_20_шрифт_20_абзаца"><text:span text:style-name="T1"><text:tab/></text:span></text:span><text:span text:style-name="Основной_20_шрифт_20_абзаца"><text:span text:style-name="T1"><text:tab/></text:span></text:span><text:span text:style-name="Основной_20_шрифт_20_абзаца"><text:span text:style-name="T6">public static String getMessage(String messageKey);</text:span></text:span></text:p>
      <text:p text:style-name="P8">Сообщения будут подгружаться с property-файла для указанной локали и локали по умолчанию. Значения по умолчанию также можно захардкодить. </text:p>
      <text:p text:style-name="P8"/>
      <text:p text:style-name="P8">Возможный механизм использования строковых ресурсов на стороне клиента:</text:p>
      <text:p text:style-name="P8">вызвать MessageResourceProvider.getMessages() в методе buildDomainObjectForm класса FormRetriever и передать результат в конструктор FormState. Там он будет доступен для FormPanel, который в свою очередь передаст его в виджеты.</text:p>
      <text:p text:style-name="P8">Сообщения могут содержать поля для подстановки. Для их заполнения конкретными значениями будет использоваться утильный класс PlaceholderResolver.</text:p>
      <text:p text:style-name="P8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1" svg:font-family="'Segoe UI'" style:font-family-generic="swiss"/>
    <style:font-face style:name="Arial1" svg:font-family="Arial, FreeSans, Helvetica, san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illeniaUPC" svg:font-family="Dilleni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Рис." style:family="paragraph" style:parent-style-name="Название_20_объекта">
      <style:paragraph-properties fo:hyphenation-ladder-count="no-limit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="100%"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="100%"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Основной_20_шрифт_20_абзаца">
      <style:text-properties style:font-name="Tahoma"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size-complex="10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User</meta:initial-creator>
    <dc:creator>Lesia Puhova</dc:creator>
    <meta:creation-date>2014-02-20T15:14:00Z</meta:creation-date>
    <dc:date>2014-03-13T15:23:53.18</dc:date>
    <meta:editing-cycles>24</meta:editing-cycles>
    <meta:editing-duration>PT9H8M50S</meta:editing-duration>
    <meta:document-statistic meta:table-count="1" meta:image-count="3" meta:object-count="0" meta:page-count="8" meta:paragraph-count="131" meta:word-count="1351" meta:character-count="1174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